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76cm"/>
    </style:style>
    <style:style style:name="co2" style:family="table-column">
      <style:table-column-properties fo:break-before="auto" style:column-width="3.92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893cm"/>
    </style:style>
    <style:style style:name="co5" style:family="table-column">
      <style:table-column-properties fo:break-before="auto" style:column-width="8.006cm"/>
    </style:style>
    <style:style style:name="co6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X: Avg Distance</text:p>
          </table:table-cell>
          <table:table-cell office:value-type="string" calcext:value-type="string">
            <text:p>Y: Time Taken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Total Time(With Hadoop): 340 seconds</text:p>
          </table:table-cell>
          <table:table-cell/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otal Time(Without Hadoop): 1102 seconds</text:p>
          </table:table-cell>
          <table:table-cell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Average distance is coming 0 because we have randomly chosen </text:p>
          </table:table-cell>
          <table:table-cell/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data, so because of this maximum nodes do not have any nod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f their adjacency list, resulting in skipping bfs for them.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 style:data-style-name="N2" text:time-value="14:45:27.5262574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1T20:05:15.899170359</meta:creation-date>
    <dc:date>2021-11-22T14:45:55.520305412</dc:date>
    <meta:editing-duration>PT5H9M28S</meta:editing-duration>
    <meta:editing-cycles>7</meta:editing-cycles>
    <meta:generator>LibreOffice/6.4.7.2$Linux_X86_64 LibreOffice_project/40$Build-2</meta:generator>
    <meta:document-statistic meta:table-count="1" meta:cell-count="207" meta:object-count="0"/>
  </office:meta>
</office:document-meta>
</file>